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 mathvariant="italic">BatsmanRating</mi>
      <mo stretchy="false">=</mo>
      <mfrac>
        <mrow>
          <mi mathvariant="italic">BattingStrikeRateRating</mi>
          <mo stretchy="false">+</mo>
          <mi mathvariant="italic">BattingAverageRating</mi>
          <mo stretchy="false">+</mo>
          <mi mathvariant="italic">MRARating</mi>
          <mo stretchy="false">+</mo>
          <mi mathvariant="italic">BRPIRating</mi>
          <mo stretchy="false">+</mo>
          <mi mathvariant="italic">HittingAbilityRating</mi>
          <mo stretchy="false">−</mo>
          <mi mathvariant="italic">OutRateRating</mi>
        </mrow>
        <mn>6</mn>
      </mfrac>
    </mrow>
    <annotation encoding="StarMath 5.0">BatsmanRating={ BattingStrikeRateRating +BattingAverageRating +MRARating +BRPIRating+HittingAbilityRating-OutRateRating} over 6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2:17:44.983031841</meta:creation-date>
    <dc:date>2019-10-17T12:19:30.862706841</dc:date>
    <meta:editing-duration>PT1M46S</meta:editing-duration>
    <meta:editing-cycles>1</meta:editing-cycles>
    <meta:generator>LibreOffice/6.0.7.3$Linux_X86_64 LibreOffice_project/00m0$Build-3</meta:generator>
  </office:meta>
</office:document-meta>
</file>